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bb39"/>
    </style:style>
    <style:style style:name="P2" style:family="paragraph" style:parent-style-name="Standard">
      <style:text-properties officeooo:paragraph-rsid="0021a438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officeooo:paragraph-rsid="001fbb39"/>
    </style:style>
    <style:style style:name="P4" style:family="paragraph" style:parent-style-name="Standard">
      <style:paragraph-properties fo:margin-left="2.54cm" fo:margin-right="0cm" fo:text-indent="0cm" style:auto-text-indent="false"/>
      <style:text-properties officeooo:rsid="001fbb39" officeooo:paragraph-rsid="001fbb39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officeooo:rsid="0021a438" officeooo:paragraph-rsid="0021a438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fbb39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21a438" officeooo:paragraph-rsid="0021a438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30857" officeooo:paragraph-rsid="00230857"/>
    </style:style>
    <style:style style:name="P9" style:family="paragraph" style:parent-style-name="Heading_20_2">
      <style:text-properties fo:font-size="14pt" officeooo:paragraph-rsid="001fbb39" style:font-size-asian="14pt" style:font-weight-complex="bold"/>
    </style:style>
    <style:style style:name="T1" style:family="text">
      <style:text-properties officeooo:rsid="001fbb39"/>
    </style:style>
    <style:style style:name="T2" style:family="text">
      <style:text-properties officeooo:rsid="0021a4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a438" style:font-weight-asian="bold" style:font-weight-complex="bold"/>
    </style:style>
    <style:style style:name="T5" style:family="text">
      <style:text-properties officeooo:rsid="00230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/><text:tab/><text:tab/><text:tab/><text:tab/> <text:s text:c="4"/>Descrição de Casos de Uso</text:h>
      <text:p text:style-name="P1"/>
      <text:p text:style-name="P1">CSU1- <text:s/><text:span text:style-name="T1">Manter Cliente</text:span></text:p>
      <text:p text:style-name="P1"><text:tab/>Atores: <text:span text:style-name="T1">Rev</text:span>endedor</text:p>
      <text:p text:style-name="P1"><text:tab/>Categoria: Primário</text:p>
      <text:p text:style-name="P6"><text:tab/>Descrição: </text:p>
      <text:p text:style-name="P3">Este caso de uso acontece quando um <text:span text:style-name="T1">cliente se dirige a uma loja física em que o sistema funciona, e deseja comprar, vender ou trocar seu veículo. O ator (Revendedor), se o cliente em questão já tiver efetuado qualquer operação (compra, venda ou troca), o revendedor, portando informações do cliente necessárias para o campo de busca (CPF, NOME PARCIAL OU COMPLETO) faz uma consulta, que em seguida será exibida na interface os dados restantes do mesmo.</text:span></text:p>
      <text:p text:style-name="P4">Se o cliente em questão, estiver fazendo qualquer uma das operações pela primeira vez, o revendedor deve realizar o seu CADASTRO, <text:span text:style-name="T2">portando os documentos necessários. As preferências do cliente em relação ao veículo desejado, é opcional . Após o preenchimento de informações do cliente, o revendedor deve </text:span><text:span text:style-name="T4">SALVAR</text:span><text:span text:style-name="T2"> o cadastro, que em seguida será gerado um CÓDIGO pertencente aquele cliente.</text:span></text:p>
      <text:p text:style-name="P5">Se algum cadastro necessitar ser removido, a opção <text:span text:style-name="T3">EXCLUIR</text:span> removerá por completo o cadastro do cliente.</text:p>
      <text:p text:style-name="P5"/>
      <text:p text:style-name="P5"/>
      <text:p text:style-name="P2">CSU<text:span text:style-name="T2">2</text:span>- <text:span text:style-name="T5">Manter Veículo</text:span></text:p>
      <text:p text:style-name="P2"><text:tab/>Atores: <text:span text:style-name="T1">Rev</text:span>endedo<text:span text:style-name="T5">r</text:span></text:p>
      <text:p text:style-name="P2"><text:tab/>Categoria: Primário</text:p>
      <text:p text:style-name="P7"><text:tab/>Descrição:</text:p>
      <text:p text:style-name="P7"><text:tab/><text:tab/><text:span text:style-name="T5">Este caso de uso acontece quando um revendedor que utiliza o sistema, precisa cadastrar, editar informações, buscar, ou excluir um veículo (previamente cadastrado).</text:span></text:p>
      <text:p text:style-name="P8">Se é necessário buscar um veículo cadastrado, o revendedor deve fazê-lo através do código gerado pelo cadastro, após isso, é exibido na tela, as informações detalhadas sobre o veículo.</text:p>
      <text:p text:style-name="P8">Se for necessário o cadastro de um novo veículo, </text:p>
      <text:p text:style-name="P7"><text:tab/><text:tab/>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orphans="0" fo:widows="0" fo:keep-with-next="always"/>
      <style:text-properties fo:font-size="16pt" fo:font-weight="bold" style:font-size-asian="16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0:21:23.061036051</meta:creation-date>
    <dc:date>2017-05-15T20:54:25.917553253</dc:date>
    <meta:editing-duration>PT8M22S</meta:editing-duration>
    <meta:editing-cycles>1</meta:editing-cycles>
    <meta:document-statistic meta:table-count="0" meta:image-count="0" meta:object-count="0" meta:page-count="1" meta:paragraph-count="16" meta:word-count="234" meta:character-count="1521" meta:non-whitespace-character-count="1279"/>
    <meta:generator>LibreOffice/5.3.1.2$Linux_X86_64 LibreOffice_project/30m0$Build-2</meta:generator>
  </office:meta>
</office:document-meta>
</file>